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86cm" fo:min-width="2.194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1.847cm" fo:min-width="2.358cm"/>
    </style:style>
    <style:style style:name="gr5" style:family="graphic" style:parent-style-name="standard">
      <style:graphic-properties draw:textarea-horizontal-align="justify" draw:textarea-vertical-align="middle" draw:auto-grow-height="false" fo:min-height="1.466cm" fo:min-width="2.231cm"/>
    </style:style>
    <style:style style:name="gr6" style:family="graphic" style:parent-style-name="standard">
      <style:graphic-properties draw:textarea-horizontal-align="justify" draw:textarea-vertical-align="middle" draw:auto-grow-height="false" fo:min-height="1.906cm" fo:min-width="2.37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1.02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81cm" svg:height="3.302cm" svg:x="5.08cm" svg:y="7.874cm">
          <text:p text:style-name="P1">fetch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54cm" svg:x="12.192cm" svg:y="3.048cm">
          <text:p text:style-name="P1">buff</text:p>
          <text:p text:style-name="P1">Resposi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1cm" svg:height="3.302cm" svg:x="20.066cm" svg:y="7.874cm">
          <text:p text:style-name="P1">write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56cm" svg:height="2.54cm" svg:x="5.334cm" svg:y="3.048cm">
          <text:p text:style-name="P1">Local buff</text:p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4cm" svg:x="19.558cm" svg:y="3.048cm">
          <text:p text:style-name="P1">Local buff</text:p>
          <text:p text:style-name="P1">char[]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2.794cm" svg:x="4.88cm" svg:y="16.594cm">
          <text:p text:style-name="P1">Fastq.gz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302cm" svg:height="2.286cm" svg:x="20.466cm" svg:y="16.902cm">
          <text:p text:style-name="P1">Result.gz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4.064cm" svg:height="3.048cm" svg:x="12.192cm" svg:y="11.43cm">
          <text:p text:style-name="P1">Main 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2.192cm" svg:y1="12.954cm" svg:x2="8.382cm" svg:y2="10.668cm">
          <text:p/>
        </draw:line>
        <draw:line draw:style-name="gr7" draw:text-style-name="P2" draw:layer="layout" svg:x1="16.256cm" svg:y1="12.954cm" svg:x2="20.066cm" svg:y2="9.398cm">
          <text:p/>
        </draw:line>
        <draw:line draw:style-name="gr7" draw:text-style-name="P2" draw:layer="layout" svg:x1="21.59cm" svg:y1="5.588cm" svg:x2="22.098cm" svg:y2="7.874cm">
          <text:p/>
        </draw:line>
        <draw:line draw:style-name="gr7" draw:text-style-name="P2" draw:layer="layout" svg:x1="6.858cm" svg:y1="7.874cm" svg:x2="6.858cm" svg:y2="5.588cm">
          <text:p/>
        </draw:line>
        <draw:line draw:style-name="gr7" draw:text-style-name="P2" draw:layer="layout" svg:x1="8.89cm" svg:y1="4.318cm" svg:x2="12.192cm" svg:y2="4.318cm">
          <text:p/>
        </draw:line>
        <draw:line draw:style-name="gr7" draw:text-style-name="P2" draw:layer="layout" svg:x1="16.002cm" svg:y1="4.264cm" svg:x2="19.558cm" svg:y2="4.264cm">
          <text:p/>
        </draw:line>
        <draw:line draw:style-name="gr7" draw:text-style-name="P2" draw:layer="layout" svg:x1="6.858cm" svg:y1="16.594cm" svg:x2="6.858cm" svg:y2="11.176cm">
          <text:p/>
        </draw:line>
        <draw:line draw:style-name="gr7" draw:text-style-name="P2" draw:layer="layout" svg:x1="22.098cm" svg:y1="11.176cm" svg:x2="22.352cm" svg:y2="17.018cm">
          <text:p/>
        </draw:line>
        <draw:frame draw:style-name="gr8" draw:text-style-name="P3" draw:layer="layout" svg:width="4.572cm" svg:height="0.962cm" svg:x="12.7cm" svg:y="2.032cm">
          <draw:text-box>
            <text:p>shared</text:p>
          </draw:text-box>
        </draw:frame>
        <draw:frame draw:style-name="gr8" draw:text-style-name="P3" draw:layer="layout" svg:width="2.794cm" svg:height="1.673cm" svg:x="12.954cm" svg:y="5.842cm">
          <draw:text-box>
            <text:p>mutex lock</text:p>
          </draw:text-box>
        </draw:frame>
        <draw:frame draw:style-name="gr9" draw:text-style-name="P3" draw:layer="layout" svg:width="3.302cm" svg:height="1.673cm" svg:x="9.044cm" svg:y="3.207cm">
          <draw:text-box>
            <text:p>memcpy</text:p>
          </draw:text-box>
        </draw:frame>
        <draw:frame draw:style-name="gr9" draw:text-style-name="P3" draw:layer="layout" svg:width="3.302cm" svg:height="1.673cm" svg:x="16.256cm" svg:y="3.153cm">
          <draw:text-box>
            <text:p>memcpy</text:p>
          </draw:text-box>
        </draw:frame>
        <draw:frame draw:style-name="gr10" draw:text-style-name="P4" draw:layer="layout" svg:width="7.874cm" svg:height="1.427cm" svg:x="2.032cm" svg:y="12.954cm">
          <draw:text-box>
            <text:p><text:span text:style-name="T1">FastqHandler::gz_fetch_proc</text:span></text:p>
          </draw:text-box>
        </draw:frame>
        <draw:frame draw:style-name="gr11" draw:text-style-name="P5" draw:layer="layout" svg:width="8.063cm" svg:height="0.963cm" svg:x="2.794cm" svg:y="6.657cm">
          <draw:text-box>
            <text:p>FastqHandler::buffAnalysis</text:p>
          </draw:text-box>
        </draw:frame>
        <draw:frame draw:style-name="gr12" draw:text-style-name="P5" draw:layer="layout" svg:width="8.636cm" svg:height="1.27cm" svg:x="17.526cm" svg:y="13.208cm">
          <draw:text-box>
            <text:p><text:span text:style-name="T2">FastqHandler::gz_write_pro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1:13:37.457234866</meta:creation-date>
    <dc:date>2018-05-11T11:31:36.238204260</dc:date>
    <meta:editing-duration>PT6M27S</meta:editing-duration>
    <meta:editing-cycles>1</meta:editing-cycles>
    <meta:document-statistic meta:object-count="46"/>
    <meta:generator>LibreOffice/5.1.6.2$Linux_X86_64 LibreOffice_project/10m0$Build-2</meta:generator>
  </office:meta>
</office:document-meta>
</file>